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base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2" text:outline-level="2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5Z</meta:creation-date>
    <dc:date>2021-06-30T20:23:55Z</dc:date>
    <meta:user-defined meta:name="date" meta:value-type="string">June  30, 2021 (04:23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